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Author">Phillip R. Polefrone</text:p>
      <text:p text:style-name="Date">29 October 2015</text:p>
      <text:p text:style-name="Text_20_body">Texts:</text:p>
      <text:p text:style-name="Text_20_body"><text:span text:style-name="T1">Core</text:span><text:span text:style-name="T2"> </text:span><text:span text:style-name="T3">Texts</text:span><text:span text:style-name="T4"> </text:span><text:span text:style-name="T5">of</text:span><text:span text:style-name="T6"> </text:span><text:span text:style-name="T7">the</text:span><text:span text:style-name="T8"> </text:span><text:span text:style-name="T9">Environmental</text:span><text:span text:style-name="T10"> </text:span><text:span text:style-name="T11">Humanities</text:span></text:p>
      <text:list text:style-name="L1">
        <text:list-item>
          <text:p text:style-name="P1">The Machine in the Garden</text:p>
        </text:list-item>
        <text:list-item>
          <text:p text:style-name="P1">Silent Spring</text:p>
        </text:list-item>
        <text:list-item>
          <text:p text:style-name="P1">Radical Ecology</text:p>
        </text:list-item>
      </text:list>
      <text:p text:style-name="First_20_paragraph"><text:span text:style-name="T12">Environmental</text:span><text:span text:style-name="T13"> </text:span><text:span text:style-name="T14">Justice</text:span></text:p>
      <text:list text:style-name="L2">
        <text:list-item>
          <text:p text:style-name="P2">Varieties of Environmentalism</text:p>
        </text:list-item>
        <text:list-item>
          <text:p text:style-name="P2">American Indian Literature, Environmental Justice, and Ecocriticism</text:p>
        </text:list-item>
        <text:list-item>
          <text:p text:style-name="P2">Slow Violence and the Environmentalism of the Poor</text:p>
        </text:list-item>
      </text:list>
      <text:p text:style-name="First_20_paragraph">Given that the environmental justice movement has arisen in part because of the shortcomings of its forebears, this pairing of themes has the potential to be somewhat volatile. I take “environmental justice” to mean the recognition that environmentalism must proceed hand in hand with social justice movements; implicit in this definition is also the recognition that it has <text:span text:style-name="T15">not</text:span> always done so. By reading these core texts in such close proximity to a more recent flourishing of environmental thinking, then, I will necessarily be tracing some definitional tensions of the environmental humanities as a discipline: what Lawrence Buell elsewhere calls “first-wave” and “second-wave ecocriticism,” ecocentrism and anthropocentrism, full-belly environmentalism and the environmentalism of the poor, Americanist ecocriticism and postcolonial ecocriticism. The list could continue, but the theme that motivates it would be the same, and it can be broadly glossed as the demand by many more recent ecocritics for a greater degree of intersectionality between environmental and social activism.</text:p>
      <text:p text:style-name="Text_20_body">Two of the more direct antagonists are Joni Adamson’s <text:span text:style-name="T16">American</text:span><text:span text:style-name="T17"> </text:span><text:span text:style-name="T18">Indian</text:span><text:span text:style-name="T19"> </text:span><text:span text:style-name="T20">Literature,</text:span><text:span text:style-name="T21"> </text:span><text:span text:style-name="T22">Environmental</text:span><text:span text:style-name="T23"> </text:span><text:span text:style-name="T24">Justice,</text:span><text:span text:style-name="T25"> </text:span><text:span text:style-name="T26">and</text:span><text:span text:style-name="T27"> </text:span><text:span text:style-name="T28">Ecocriticism</text:span> (2001) and Leo Marx’s <text:span text:style-name="T29">The</text:span><text:span text:style-name="T30"> </text:span><text:span text:style-name="T31">Machine</text:span><text:span text:style-name="T32"> </text:span><text:span text:style-name="T33">in</text:span><text:span text:style-name="T34"> </text:span><text:span text:style-name="T35">the</text:span><text:span text:style-name="T36"> </text:span><text:span text:style-name="T37">Garden</text:span> (1964), which would seem to be making very similar arguments in some senses were they not so diametrically opposed in others. They share a core motivating concept, which Marx calls alternately “the middle landscape” or “the middle state” and Adamson calls “the middle place.” For Marx, the “middle landscape” is primarily a largely symbolic resolution between nature and culture—which can either mean nature and art, nature and technological intervention, or wilderness and control. For Adamson, the “middle place” is a state of equilibrium between respecting and using nature, but it is also a reconciliation between <text:span text:style-name="T38">cultures</text:span> that predicate themselves on exploiting or respecting their environment. In the most general sense, both authors’ refer to a compromise between the opposed structures of Prometheanism and preservation of nature.</text:p>
      <text:p text:style-name="Text_20_body">Nevertheless, a silence exists between the two. Besides Marx’s text preceding Adamson’s by some forty years, his side of the silence comes from his system’s inability to account for the most foundational concerns of environmental justice. The poles of his motivating tension are between the Promethean impulse and the preservative impulse among wealthy European men, whose will (whichever pole reigns) will be imposed upon a landscape that is fashioned as empty. The concerns of environmental justice are demarcated precisely by what Leo Marx proscribes.</text:p>
      <text:p text:style-name="Text_20_body">This orientation’s apparent paucity from an environmental justice perspective may provide the context for Adamson’s side of the mutual silence: for despite the renown of Marx’s classic text and its best-known concept, the “middle landscape” does not get so much as a footnote or index entry in Adamson’s development of a concept to which it would seem at least relevant, if only contrapuntally. Expressing Adamson’s concept in terms of Marx’s earlier one, it could be said that a <text:span text:style-name="T39">real</text:span> middle landscape is found in the ecological and cultural ethics of the American Indian populations who Marx renders invisible, in which the human-altered landscape can be admitted as “nature.” By rendering that more complicated and multifarious version of “environment,” she establishes a literal grounds for the overlapping social and environmental concerns that motivate her book.</text:p>
      <text:p text:style-name="Text_20_body">Adamson and Marx make such a good representative conflict, then, because their similarities only make their differences more bitterly felt. As with many other factions of the capital-L-Left, these would-be allies find their points of confluence blotted out by overwhelming difference. This is not to say that it should be otherwise, for the fundamental disagreement comes not out of doctrinal quibbles but a more complex social consciousness in the movement as a whole. In other words, one might think of environmental justice’s conflicted relationship to its forebears in terms of Walter Benjamin’s well known statement that “there is no document of civilization that is not at the same time a document of barbarism,” had Benjamin been referring more specifically to environmentalism. The way out of this history of barbarism, to the ecocritic who shares these concerns, is to correct the obfuscation of injustice by prior environmentalisms and prevent it in those of the future by incorporating more voices from more various communities. The question, which I do not have time to explore here (if I am going to touch on the other texts), is whether there is a cause to <text:span text:style-name="T40">cautiously</text:span> bridge this silence for the betterment of the current conversation. If so, it is a path that I believe is open to a justice-oriented, Americanist ecocriticism for the current generation of scholars.</text:p>
      <text:p text:style-name="Text_20_body">It is tempting to allow this “first- and second-wave ecocriticism” dyad to stand, uncomplicated, as a factor of time exclusively. But the publication of <text:span text:style-name="T41">Silent</text:span><text:span text:style-name="T42"> </text:span><text:span text:style-name="T43">Spring</text:span> in 1962, two years prior to <text:span text:style-name="T44">The</text:span><text:span text:style-name="T45"> </text:span><text:span text:style-name="T46">Machine</text:span><text:span text:style-name="T47"> </text:span><text:span text:style-name="T48">the</text:span><text:span text:style-name="T49"> </text:span><text:span text:style-name="T50">Garden</text:span>, makes impossible such a simple trajectory—not because <text:span text:style-name="T51">Silent</text:span><text:span text:style-name="T52"> </text:span><text:span text:style-name="T53">Spring</text:span> is itself committed to resolving the problematic silences of the environmental movement on race and inequality, but because its own brand of anti-corporate environmental justice laid the groundwork for a more robust understanding of environmental racism that would come to fruition a generation later. Carson’s concern can be framed as a more materialist concern with the “Promethean” tendencies of American culture, but not in the strictly intellectual sense that Leo Marx pursues. Rather, she exposes the chemical alterations that enable the twentieth-century American understanding of comfort. This technologically enabled comfort is based implicitly on Prometheanism, with all the progressive narratives that implies, and yet it poisons those that benefit from it. Carson’s rhetorical strategy relies on the ubiquity of what she observes, and indeed her success in demonstrating that ubiquity can be measured by the continued popularity of the book. But in a subtle way, this strategy also obscures the differential risk from toxins to which minority racial groups are subject. As both Joni Adamson and Carolyn Merchant discuss, the United Church of Christ’s Commission for Racial Justice in 1987 would disclose the highly differentiated nature of risk from environmental toxins in their influential report, a major step in establishing the concept of environmental racism. Carson cannot be credited with establishing this concept, but the foundation of environmental health activism that she set in motion was nevertheless a necessary precursor.</text:p>
      <text:p text:style-name="Text_20_body">Besides what it unwittingly led to in laying the groundwork for environmental-racism activism, one of <text:span text:style-name="T54">Silent</text:span><text:span text:style-name="T55"> </text:span><text:span text:style-name="T56">Spring</text:span>’s major contributions to midcentury environmentalism was its focus on activism that was as much social as it was strictly environmental—which could certainly not be said of Leo Marx, who maintains a strictly analytical stance throughout, or other environmental writers whose ethics too often seem to extend <text:span text:style-name="T57">only</text:span> to the land. Cars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